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officeooo:rsid="001f9a15" officeooo:paragraph-rsid="001f9a15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2155bc" officeooo:paragraph-rsid="002155bc" style:font-size-asian="8pt" style:font-size-complex="8pt"/>
    </style:style>
    <style:style style:name="P3" style:family="paragraph" style:parent-style-name="Standard">
      <style:text-properties style:font-name="Bitstream Vera Sans Mono" fo:font-size="8pt" officeooo:rsid="00234638" officeooo:paragraph-rsid="00234638" style:font-size-asian="8pt" style:font-size-complex="8pt"/>
    </style:style>
    <style:style style:name="P4" style:family="paragraph" style:parent-style-name="Standard">
      <style:text-properties style:font-name="Bitstream Vera Sans Mono" fo:font-size="8pt" officeooo:rsid="00245674" officeooo:paragraph-rsid="00245674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meta.CostSensitiveClassifier -cost-matrix "[0.0 1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1</text:p>
      <text:p text:style-name="P1"><text:s/>1 0</text:p>
      <text:p text:style-name="P1"/>
      <text:p text:style-name="P1"/>
      <text:p text:style-name="P1">Time taken to build model: 0.26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66 <text:s text:c="14"/>88.2979 %</text:p>
      <text:p text:style-name="P1">Incorrectly Classified Instances <text:s text:c="7"/>22 <text:s text:c="14"/>11.7021 %</text:p>
      <text:p text:style-name="P1">Kappa statistic <text:s text:c="25"/>0.7173</text:p>
      <text:p text:style-name="P1">Mean absolute error <text:s text:c="21"/>0.1696</text:p>
      <text:p text:style-name="P1">Root mean squared error <text:s text:c="17"/>0.3093</text:p>
      <text:p text:style-name="P1">Relative absolute error <text:s text:c="16"/>40.8542 %</text:p>
      <text:p text:style-name="P1">Root relative squared error <text:s text:c="12"/>67.9581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17 <text:s text:c="3"/>0.200 <text:s text:c="3"/>0.917 <text:s text:c="5"/>0.917 <text:s text:c="3"/>0.917 <text:s text:c="5"/>0.717 <text:s text:c="3"/>0.916 <text:s text:c="4"/>0.950 <text:s text:c="4"/>nfp</text:p>
      <text:p text:style-name="P1"><text:s text:c="17"/>0.800 <text:s text:c="3"/>0.083 <text:s text:c="3"/>0.800 <text:s text:c="5"/>0.800 <text:s text:c="3"/>0.800 <text:s text:c="5"/>0.717 <text:s text:c="3"/>0.916 <text:s text:c="4"/>0.757 <text:s text:c="4"/>fp</text:p>
      <text:p text:style-name="P1">Weighted Avg. <text:s text:c="3"/>0.883 <text:s text:c="3"/>0.166 <text:s text:c="3"/>0.883 <text:s text:c="5"/>0.883 <text:s text:c="3"/>0.883 <text:s text:c="5"/>0.717 <text:s text:c="3"/>0.916 <text:s text:c="4"/>0.894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22 <text:s/>11 | <text:s text:c="2"/>a = nfp</text:p>
      <text:p text:style-name="P1"><text:s text:c="2"/>11 <text:s/>44 | <text:s text:c="2"/>b = fp</text:p>
      <text:p text:style-name="P1">xxxxxxx</text:p>
      <text:p text:style-name="P1">=== Run information ===</text:p>
      <text:p text:style-name="P1"/>
      <text:p text:style-name="P1">Scheme: <text:s text:c="6"/>weka.classifiers.meta.CostSensitiveClassifier -cost-matrix "[0.0 0.5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<text:soft-page-break/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<text:s text:c="3"/>0.5 </text:p>
      <text:p text:style-name="P1"><text:s/>1 <text:s text:c="3"/>0 <text:s text:c="2"/></text:p>
      <text:p text:style-name="P1"/>
      <text:p text:style-name="P1"/>
      <text:p text:style-name="P1">Time taken to build model: 0.1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9 <text:s text:c="14"/>84.5745 %</text:p>
      <text:p text:style-name="P1">Incorrectly Classified Instances <text:s text:c="7"/>29 <text:s text:c="14"/>15.4255 %</text:p>
      <text:p text:style-name="P1">Kappa statistic <text:s text:c="25"/>0.6444</text:p>
      <text:p text:style-name="P1">Mean absolute error <text:s text:c="21"/>0.1831</text:p>
      <text:p text:style-name="P1">Root mean squared error <text:s text:c="17"/>0.3231</text:p>
      <text:p text:style-name="P1">Relative absolute error <text:s text:c="16"/>44.1083 %</text:p>
      <text:p text:style-name="P1">Root relative squared error <text:s text:c="12"/>70.9991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57 <text:s text:c="3"/>0.182 <text:s text:c="3"/>0.919 <text:s text:c="5"/>0.857 <text:s text:c="3"/>0.887 <text:s text:c="5"/>0.648 <text:s text:c="3"/>0.907 <text:s text:c="4"/>0.941 <text:s text:c="4"/>nfp</text:p>
      <text:p text:style-name="P1"><text:s text:c="17"/>0.818 <text:s text:c="3"/>0.143 <text:s text:c="3"/>0.703 <text:s text:c="5"/>0.818 <text:s text:c="3"/>0.756 <text:s text:c="5"/>0.648 <text:s text:c="3"/>0.907 <text:s text:c="4"/>0.762 <text:s text:c="4"/>fp</text:p>
      <text:p text:style-name="P1">Weighted Avg. <text:s text:c="3"/>0.846 <text:s text:c="3"/>0.170 <text:s text:c="3"/>0.856 <text:s text:c="5"/>0.846 <text:s text:c="3"/>0.849 <text:s text:c="5"/>0.648 <text:s text:c="3"/>0.907 <text:s text:c="4"/>0.889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14 <text:s/>19 | <text:s text:c="2"/>a = nfp</text:p>
      <text:p text:style-name="P1"><text:s text:c="2"/>10 <text:s/>45 | <text:s text:c="2"/>b = fp</text:p>
      <text:p text:style-name="P1">xxxxxxxx</text:p>
      <text:p text:style-name="P1">=== Run information ===</text:p>
      <text:p text:style-name="P1"/>
      <text:p text:style-name="P1">Scheme: <text:s text:c="6"/>weka.classifiers.meta.CostSensitiveClassifier -cost-matrix "[0.0 0.25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oft-page-break/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<text:s text:c="3"/>0.25</text:p>
      <text:p text:style-name="P1"><text:s/>1 <text:s text:c="3"/>0 <text:s text:c="2"/>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61 <text:s text:c="14"/>85.6383 %</text:p>
      <text:p text:style-name="P1">Incorrectly Classified Instances <text:s text:c="7"/>27 <text:s text:c="14"/>14.3617 %</text:p>
      <text:p text:style-name="P1">Kappa statistic <text:s text:c="25"/>0.6787</text:p>
      <text:p text:style-name="P1">Mean absolute error <text:s text:c="21"/>0.1946</text:p>
      <text:p text:style-name="P1">Root mean squared error <text:s text:c="17"/>0.3342</text:p>
      <text:p text:style-name="P1">Relative absolute error <text:s text:c="16"/>46.8857 %</text:p>
      <text:p text:style-name="P1">Root relative squared error <text:s text:c="12"/>73.4387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42 <text:s text:c="3"/>0.109 <text:s text:c="3"/>0.949 <text:s text:c="5"/>0.842 <text:s text:c="3"/>0.892 <text:s text:c="5"/>0.690 <text:s text:c="3"/>0.905 <text:s text:c="4"/>0.943 <text:s text:c="4"/>nfp</text:p>
      <text:p text:style-name="P1"><text:s text:c="17"/>0.891 <text:s text:c="3"/>0.158 <text:s text:c="3"/>0.700 <text:s text:c="5"/>0.891 <text:s text:c="3"/>0.784 <text:s text:c="5"/>0.690 <text:s text:c="3"/>0.905 <text:s text:c="4"/>0.757 <text:s text:c="4"/>fp</text:p>
      <text:p text:style-name="P1">Weighted Avg. <text:s text:c="3"/>0.856 <text:s text:c="3"/>0.123 <text:s text:c="3"/>0.876 <text:s text:c="5"/>0.856 <text:s text:c="3"/>0.861 <text:s text:c="5"/>0.690 <text:s text:c="3"/>0.905 <text:s text:c="4"/>0.888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12 <text:s/>21 | <text:s text:c="2"/>a = nfp</text:p>
      <text:p text:style-name="P1"><text:s text:c="3"/>6 <text:s/>49 | <text:s text:c="2"/>b = fp</text:p>
      <text:p text:style-name="P1">xxxxxxxxxxxxxxxxxxxx</text:p>
      <text:p text:style-name="P1">=== Run information ===</text:p>
      <text:p text:style-name="P1"/>
      <text:p text:style-name="P1">Scheme: <text:s text:c="6"/>weka.classifiers.meta.CostSensitiveClassifier -cost-matrix "[0.0 2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<text:soft-page-break/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2</text:p>
      <text:p text:style-name="P1"><text:s/>1 0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65 <text:s text:c="14"/>87.766 <text:s/>%</text:p>
      <text:p text:style-name="P1">Incorrectly Classified Instances <text:s text:c="7"/>23 <text:s text:c="14"/>12.234 <text:s/>%</text:p>
      <text:p text:style-name="P1">Kappa statistic <text:s text:c="25"/>0.6895</text:p>
      <text:p text:style-name="P1">Mean absolute error <text:s text:c="21"/>0.1726</text:p>
      <text:p text:style-name="P1">Root mean squared error <text:s text:c="17"/>0.3158</text:p>
      <text:p text:style-name="P1">Relative absolute error <text:s text:c="16"/>41.5958 %</text:p>
      <text:p text:style-name="P1">Root relative squared error <text:s text:c="12"/>69.3995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47 <text:s text:c="3"/>0.291 <text:s text:c="3"/>0.887 <text:s text:c="5"/>0.947 <text:s text:c="3"/>0.916 <text:s text:c="5"/>0.695 <text:s text:c="3"/>0.925 <text:s text:c="4"/>0.967 <text:s text:c="4"/>nfp</text:p>
      <text:p text:style-name="P1"><text:s text:c="17"/>0.709 <text:s text:c="3"/>0.053 <text:s text:c="3"/>0.848 <text:s text:c="5"/>0.709 <text:s text:c="3"/>0.772 <text:s text:c="5"/>0.695 <text:s text:c="3"/>0.925 <text:s text:c="4"/>0.783 <text:s text:c="4"/>fp</text:p>
      <text:p text:style-name="P1">Weighted Avg. <text:s text:c="3"/>0.878 <text:s text:c="3"/>0.221 <text:s text:c="3"/>0.876 <text:s text:c="5"/>0.878 <text:s text:c="3"/>0.874 <text:s text:c="5"/>0.695 <text:s text:c="3"/>0.925 <text:s text:c="4"/>0.914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26 <text:s text:c="2"/>7 | <text:s text:c="2"/>a = nfp</text:p>
      <text:p text:style-name="P1"><text:s text:c="2"/>16 <text:s/>39 | <text:s text:c="2"/>b = fp</text:p>
      <text:p text:style-name="P1">xxxxxxxxxxxxxxxxxxxxx</text:p>
      <text:p text:style-name="P1">=== Run information ===</text:p>
      <text:p text:style-name="P1"/>
      <text:p text:style-name="P1">Scheme: <text:s text:c="6"/>weka.classifiers.meta.CostSensitiveClassifier -cost-matrix "[0.0 3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<text:soft-page-break/>weka.classifiers.trees.J48 -C 0.25 -M 2</text:p>
      <text:p text:style-name="P1"/>
      <text:p text:style-name="P1">Cost Matrix</text:p>
      <text:p text:style-name="P1"><text:s/>0 3</text:p>
      <text:p text:style-name="P1"><text:s/>1 0</text:p>
      <text:p text:style-name="P1"/>
      <text:p text:style-name="P1"/>
      <text:p text:style-name="P1">Time taken to build model: 0.07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8 <text:s text:c="14"/>84.0426 %</text:p>
      <text:p text:style-name="P1">Incorrectly Classified Instances <text:s text:c="7"/>30 <text:s text:c="14"/>15.9574 %</text:p>
      <text:p text:style-name="P1">Kappa statistic <text:s text:c="25"/>0.5834</text:p>
      <text:p text:style-name="P1">Mean absolute error <text:s text:c="21"/>0.1912</text:p>
      <text:p text:style-name="P1">Root mean squared error <text:s text:c="17"/>0.3409</text:p>
      <text:p text:style-name="P1">Relative absolute error <text:s text:c="16"/>46.059 <text:s/>%</text:p>
      <text:p text:style-name="P1">Root relative squared error <text:s text:c="12"/>74.9022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40 <text:s text:c="3"/>0.400 <text:s text:c="3"/>0.850 <text:s text:c="5"/>0.940 <text:s text:c="3"/>0.893 <text:s text:c="5"/>0.595 <text:s text:c="3"/>0.889 <text:s text:c="4"/>0.927 <text:s text:c="4"/>nfp</text:p>
      <text:p text:style-name="P1"><text:s text:c="17"/>0.600 <text:s text:c="3"/>0.060 <text:s text:c="3"/>0.805 <text:s text:c="5"/>0.600 <text:s text:c="3"/>0.688 <text:s text:c="5"/>0.595 <text:s text:c="3"/>0.889 <text:s text:c="4"/>0.800 <text:s text:c="4"/>fp</text:p>
      <text:p text:style-name="P1">Weighted Avg. <text:s text:c="3"/>0.840 <text:s text:c="3"/>0.301 <text:s text:c="3"/>0.837 <text:s text:c="5"/>0.840 <text:s text:c="3"/>0.833 <text:s text:c="5"/>0.595 <text:s text:c="3"/>0.889 <text:s text:c="4"/>0.890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25 <text:s text:c="2"/>8 | <text:s text:c="2"/>a = nfp</text:p>
      <text:p text:style-name="P1"><text:s text:c="2"/>22 <text:s/>33 | <text:s text:c="2"/>b = fp</text:p>
      <text:p text:style-name="P1">xxxxxxxxxxxxxxxxxxxxxxxxxxxxxxxxxxxx</text:p>
      <text:p text:style-name="P1">=== Run information ===</text:p>
      <text:p text:style-name="P1"/>
      <text:p text:style-name="P1">Scheme: <text:s text:c="6"/>weka.classifiers.meta.CostSensitiveClassifier -cost-matrix "[0.0 4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4</text:p>
      <text:p text:style-name="P1"><text:s/>1 0</text:p>
      <text:p text:style-name="P1"/>
      <text:p text:style-name="P1"/>
      <text:p text:style-name="P1"><text:soft-page-break/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5 <text:s text:c="14"/>82.4468 %</text:p>
      <text:p text:style-name="P1">Incorrectly Classified Instances <text:s text:c="7"/>33 <text:s text:c="14"/>17.5532 %</text:p>
      <text:p text:style-name="P1">Kappa statistic <text:s text:c="25"/>0.5225</text:p>
      <text:p text:style-name="P1">Mean absolute error <text:s text:c="21"/>0.2 <text:s text:c="2"/></text:p>
      <text:p text:style-name="P1">Root mean squared error <text:s text:c="17"/>0.3587</text:p>
      <text:p text:style-name="P1">Relative absolute error <text:s text:c="16"/>48.1967 %</text:p>
      <text:p text:style-name="P1">Root relative squared error <text:s text:c="12"/>78.8144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55 <text:s text:c="3"/>0.491 <text:s text:c="3"/>0.825 <text:s text:c="5"/>0.955 <text:s text:c="3"/>0.885 <text:s text:c="5"/>0.548 <text:s text:c="3"/>0.903 <text:s text:c="4"/>0.938 <text:s text:c="4"/>nfp</text:p>
      <text:p text:style-name="P1"><text:s text:c="17"/>0.509 <text:s text:c="3"/>0.045 <text:s text:c="3"/>0.824 <text:s text:c="5"/>0.509 <text:s text:c="3"/>0.629 <text:s text:c="5"/>0.548 <text:s text:c="3"/>0.903 <text:s text:c="4"/>0.797 <text:s text:c="4"/>fp</text:p>
      <text:p text:style-name="P1">Weighted Avg. <text:s text:c="3"/>0.824 <text:s text:c="3"/>0.360 <text:s text:c="3"/>0.824 <text:s text:c="5"/>0.824 <text:s text:c="3"/>0.810 <text:s text:c="5"/>0.548 <text:s text:c="3"/>0.903 <text:s text:c="4"/>0.897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27 <text:s text:c="2"/>6 | <text:s text:c="2"/>a = nfp</text:p>
      <text:p text:style-name="P1"><text:s text:c="2"/>27 <text:s/>28 | <text:s text:c="2"/>b = fp</text:p>
      <text:p text:style-name="P1">xxxxxxxxxxxxxxxxxxxxxxxxxxxxxxxxxx</text:p>
      <text:p text:style-name="P1">=== Run information ===</text:p>
      <text:p text:style-name="P1"/>
      <text:p text:style-name="P1">Scheme: <text:s text:c="6"/>weka.classifiers.meta.CostSensitiveClassifier -cost-matrix "[0.0 5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5</text:p>
      <text:p text:style-name="P1"><text:s/>1 0</text:p>
      <text:p text:style-name="P1"/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3 <text:s text:c="14"/>81.383 <text:s/>%</text:p>
      <text:p text:style-name="P1">Incorrectly Classified Instances <text:s text:c="7"/>35 <text:s text:c="14"/>18.617 <text:s/>%</text:p>
      <text:p text:style-name="P1"><text:soft-page-break/>Kappa statistic <text:s text:c="25"/>0.4811</text:p>
      <text:p text:style-name="P1">Mean absolute error <text:s text:c="21"/>0.2028</text:p>
      <text:p text:style-name="P1">Root mean squared error <text:s text:c="17"/>0.3647</text:p>
      <text:p text:style-name="P1">Relative absolute error <text:s text:c="16"/>48.8529 %</text:p>
      <text:p text:style-name="P1">Root relative squared error <text:s text:c="12"/>80.144 <text:s/>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62 <text:s text:c="3"/>0.545 <text:s text:c="3"/>0.810 <text:s text:c="5"/>0.962 <text:s text:c="3"/>0.880 <text:s text:c="5"/>0.518 <text:s text:c="3"/>0.903 <text:s text:c="4"/>0.952 <text:s text:c="4"/>nfp</text:p>
      <text:p text:style-name="P1"><text:s text:c="17"/>0.455 <text:s text:c="3"/>0.038 <text:s text:c="3"/>0.833 <text:s text:c="5"/>0.455 <text:s text:c="3"/>0.588 <text:s text:c="5"/>0.518 <text:s text:c="3"/>0.903 <text:s text:c="4"/>0.812 <text:s text:c="4"/>fp</text:p>
      <text:p text:style-name="P1">Weighted Avg. <text:s text:c="3"/>0.814 <text:s text:c="3"/>0.397 <text:s text:c="3"/>0.817 <text:s text:c="5"/>0.814 <text:s text:c="3"/>0.794 <text:s text:c="5"/>0.518 <text:s text:c="3"/>0.903 <text:s text:c="4"/>0.911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28 <text:s text:c="2"/>5 | <text:s text:c="2"/>a = nfp</text:p>
      <text:p text:style-name="P1"><text:s text:c="2"/>30 <text:s/>25 | <text:s text:c="2"/>b = fp</text:p>
      <text:p text:style-name="P1"/>
      <text:p text:style-name="P1">xxxxxxxxxxxxxx</text:p>
      <text:p text:style-name="P1">=== Run information ===</text:p>
      <text:p text:style-name="P1"/>
      <text:p text:style-name="P1">Scheme: <text:s text:c="6"/>weka.classifiers.meta.CostSensitiveClassifier -cost-matrix "[0.0 6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6</text:p>
      <text:p text:style-name="P1"><text:s/>1 0</text:p>
      <text:p text:style-name="P1"/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1 <text:s text:c="14"/>80.3191 %</text:p>
      <text:p text:style-name="P1">Incorrectly Classified Instances <text:s text:c="7"/>37 <text:s text:c="14"/>19.6809 %</text:p>
      <text:p text:style-name="P1">Kappa statistic <text:s text:c="25"/>0.4304</text:p>
      <text:p text:style-name="P1">Mean absolute error <text:s text:c="21"/>0.2081</text:p>
      <text:p text:style-name="P1">Root mean squared error <text:s text:c="17"/>0.3755</text:p>
      <text:p text:style-name="P1">Relative absolute error <text:s text:c="16"/>50.1404 %</text:p>
      <text:p text:style-name="P1">Root relative squared error <text:s text:c="12"/>82.5038 %</text:p>
      <text:p text:style-name="P1">Total Number of Instances <text:s text:c="13"/>188 <text:s text:c="4"/></text:p>
      <text:p text:style-name="P1"><text:soft-page-break/></text:p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77 <text:s text:c="3"/>0.618 <text:s text:c="3"/>0.793 <text:s text:c="5"/>0.977 <text:s text:c="3"/>0.875 <text:s text:c="5"/>0.490 <text:s text:c="3"/>0.907 <text:s text:c="4"/>0.957 <text:s text:c="4"/>nfp</text:p>
      <text:p text:style-name="P1"><text:s text:c="17"/>0.382 <text:s text:c="3"/>0.023 <text:s text:c="3"/>0.875 <text:s text:c="5"/>0.382 <text:s text:c="3"/>0.532 <text:s text:c="5"/>0.490 <text:s text:c="3"/>0.907 <text:s text:c="4"/>0.811 <text:s text:c="4"/>fp</text:p>
      <text:p text:style-name="P1">Weighted Avg. <text:s text:c="3"/>0.803 <text:s text:c="3"/>0.444 <text:s text:c="3"/>0.817 <text:s text:c="5"/>0.803 <text:s text:c="3"/>0.775 <text:s text:c="5"/>0.490 <text:s text:c="3"/>0.907 <text:s text:c="4"/>0.914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30 <text:s text:c="2"/>3 | <text:s text:c="2"/>a = nfp</text:p>
      <text:p text:style-name="P1"><text:s text:c="2"/>34 <text:s/>21 | <text:s text:c="2"/>b = fp</text:p>
      <text:p text:style-name="P1">xxxxxxxxxxxxxxx</text:p>
      <text:p text:style-name="P1"/>
      <text:p text:style-name="P1">=== Run information ===</text:p>
      <text:p text:style-name="P1"/>
      <text:p text:style-name="P1">Scheme: <text:s text:c="6"/>weka.classifiers.meta.CostSensitiveClassifier -cost-matrix "[0.0 7.0; 1.0 0.0]" -S 1 -W weka.classifiers.meta.Bagging -- -P 100 -S 1 -num-slot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J48 -- -C 0.25 -M 2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J48 -C 0.25 -M 2</text:p>
      <text:p text:style-name="P1"/>
      <text:p text:style-name="P1">Cost Matrix</text:p>
      <text:p text:style-name="P1"><text:s/>0 7</text:p>
      <text:p text:style-name="P1"><text:s/>1 0</text:p>
      <text:p text:style-name="P1"/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1 <text:s text:c="14"/>80.3191 %</text:p>
      <text:p text:style-name="P1">Incorrectly Classified Instances <text:s text:c="7"/>37 <text:s text:c="14"/>19.6809 %</text:p>
      <text:p text:style-name="P1">Kappa statistic <text:s text:c="25"/>0.423 </text:p>
      <text:p text:style-name="P1">Mean absolute error <text:s text:c="21"/>0.2165</text:p>
      <text:p text:style-name="P1">Root mean squared error <text:s text:c="17"/>0.3853</text:p>
      <text:p text:style-name="P1">Relative absolute error <text:s text:c="16"/>52.1589 %</text:p>
      <text:p text:style-name="P1">Root relative squared error <text:s text:c="12"/>84.6714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85 <text:s text:c="3"/>0.636 <text:s text:c="3"/>0.789 <text:s text:c="5"/>0.985 <text:s text:c="3"/>0.876 <text:s text:c="5"/>0.493 <text:s text:c="3"/>0.894 <text:s text:c="4"/>0.948 <text:s text:c="4"/>nfp</text:p>
      <text:p text:style-name="P1"><text:s text:c="17"/>0.364 <text:s text:c="3"/>0.015 <text:s text:c="3"/>0.909 <text:s text:c="5"/>0.364 <text:s text:c="3"/>0.519 <text:s text:c="5"/>0.493 <text:s text:c="3"/>0.894 <text:s text:c="4"/>0.790 <text:s text:c="4"/>fp</text:p>
      <text:p text:style-name="P1"><text:soft-page-break/>Weighted Avg. <text:s text:c="3"/>0.803 <text:s text:c="3"/>0.455 <text:s text:c="3"/>0.824 <text:s text:c="5"/>0.803 <text:s text:c="3"/>0.772 <text:s text:c="5"/>0.493 <text:s text:c="3"/>0.894 <text:s text:c="4"/>0.902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31 <text:s text:c="2"/>2 | <text:s text:c="2"/>a = nfp</text:p>
      <text:p text:style-name="P1"><text:s text:c="2"/>35 <text:s/>20 | <text:s text:c="2"/>b = fp</text:p>
      <text:p text:style-name="P1">xxxxxxxxxxxxxxxxxxxxxxx</text:p>
      <text:p text:style-name="P2">=== Run information ===</text:p>
      <text:p text:style-name="P2"/>
      <text:p text:style-name="P2">Scheme: <text:s text:c="6"/>weka.classifiers.meta.CostSensitiveClassifier -cost-matrix "[0.0 8.0; 1.0 0.0]" -S 1 -W weka.classifiers.meta.Bagging -- -P 100 -S 1 -num-slot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J48 -- -C 0.25 -M 2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J48 -C 0.25 -M 2</text:p>
      <text:p text:style-name="P2"/>
      <text:p text:style-name="P2">Cost Matrix</text:p>
      <text:p text:style-name="P2"><text:s/>0 8</text:p>
      <text:p text:style-name="P2"><text:s/>1 0</text:p>
      <text:p text:style-name="P2"/>
      <text:p text:style-name="P2"/>
      <text:p text:style-name="P2">Time taken to build model: 0.02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6 <text:s text:c="14"/>77.6596 %</text:p>
      <text:p text:style-name="P2">Incorrectly Classified Instances <text:s text:c="7"/>42 <text:s text:c="14"/>22.3404 %</text:p>
      <text:p text:style-name="P2">Kappa statistic <text:s text:c="25"/>0.3321</text:p>
      <text:p text:style-name="P2">Mean absolute error <text:s text:c="21"/>0.2229</text:p>
      <text:p text:style-name="P2">Root mean squared error <text:s text:c="17"/>0.3945</text:p>
      <text:p text:style-name="P2">Relative absolute error <text:s text:c="16"/>53.7121 %</text:p>
      <text:p text:style-name="P2">Root relative squared error <text:s text:c="12"/>86.6916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77 <text:s text:c="3"/>0.709 <text:s text:c="3"/>0.769 <text:s text:c="5"/>0.977 <text:s text:c="3"/>0.861 <text:s text:c="5"/>0.405 <text:s text:c="3"/>0.898 <text:s text:c="4"/>0.946 <text:s text:c="4"/>nfp</text:p>
      <text:p text:style-name="P2"><text:s text:c="17"/>0.291 <text:s text:c="3"/>0.023 <text:s text:c="3"/>0.842 <text:s text:c="5"/>0.291 <text:s text:c="3"/>0.432 <text:s text:c="5"/>0.405 <text:s text:c="3"/>0.898 <text:s text:c="4"/>0.778 <text:s text:c="4"/>fp</text:p>
      <text:p text:style-name="P2">Weighted Avg. <text:s text:c="3"/>0.777 <text:s text:c="3"/>0.508 <text:s text:c="3"/>0.791 <text:s text:c="5"/>0.777 <text:s text:c="3"/>0.736 <text:s text:c="5"/>0.405 <text:s text:c="3"/>0.898 <text:s text:c="4"/>0.89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0 <text:s text:c="2"/>3 | <text:s text:c="2"/>a = nfp</text:p>
      <text:p text:style-name="P2"><text:s text:c="2"/>39 <text:s/>16 | <text:s text:c="2"/>b = fp</text:p>
      <text:p text:style-name="P2"><text:soft-page-break/>xxxxxxxxxxxxxxxxxxxxxxxxxxxxxxxx</text:p>
      <text:p text:style-name="P2">=== Run information ===</text:p>
      <text:p text:style-name="P2"/>
      <text:p text:style-name="P2">Scheme: <text:s text:c="6"/>weka.classifiers.meta.CostSensitiveClassifier -cost-matrix "[0.0 9.0; 1.0 0.0]" -S 1 -W weka.classifiers.meta.Bagging -- -P 100 -S 1 -num-slot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J48 -- -C 0.25 -M 2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J48 -C 0.25 -M 2</text:p>
      <text:p text:style-name="P2"/>
      <text:p text:style-name="P2">Cost Matrix</text:p>
      <text:p text:style-name="P2"><text:s/>0 9</text:p>
      <text:p text:style-name="P2"><text:s/>1 0</text:p>
      <text:p text:style-name="P2"/>
      <text:p text:style-name="P2"/>
      <text:p text:style-name="P2">Time taken to build model: 0.0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5 <text:s text:c="14"/>77.1277 %</text:p>
      <text:p text:style-name="P2">Incorrectly Classified Instances <text:s text:c="7"/>43 <text:s text:c="14"/>22.8723 %</text:p>
      <text:p text:style-name="P2">Kappa statistic <text:s text:c="25"/>0.3295</text:p>
      <text:p text:style-name="P2">Mean absolute error <text:s text:c="21"/>0.2259</text:p>
      <text:p text:style-name="P2">Root mean squared error <text:s text:c="17"/>0.4056</text:p>
      <text:p text:style-name="P2">Relative absolute error <text:s text:c="16"/>54.4344 %</text:p>
      <text:p text:style-name="P2">Root relative squared error <text:s text:c="12"/>89.1268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62 <text:s text:c="3"/>0.691 <text:s text:c="3"/>0.771 <text:s text:c="5"/>0.962 <text:s text:c="3"/>0.856 <text:s text:c="5"/>0.384 <text:s text:c="3"/>0.895 <text:s text:c="4"/>0.944 <text:s text:c="4"/>nfp</text:p>
      <text:p text:style-name="P2"><text:s text:c="17"/>0.309 <text:s text:c="3"/>0.038 <text:s text:c="3"/>0.773 <text:s text:c="5"/>0.309 <text:s text:c="3"/>0.442 <text:s text:c="5"/>0.384 <text:s text:c="3"/>0.895 <text:s text:c="4"/>0.784 <text:s text:c="4"/>fp</text:p>
      <text:p text:style-name="P2">Weighted Avg. <text:s text:c="3"/>0.771 <text:s text:c="3"/>0.500 <text:s text:c="3"/>0.772 <text:s text:c="5"/>0.771 <text:s text:c="3"/>0.735 <text:s text:c="5"/>0.384 <text:s text:c="3"/>0.895 <text:s text:c="4"/>0.89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8 <text:s text:c="2"/>5 | <text:s text:c="2"/>a = nfp</text:p>
      <text:p text:style-name="P2"><text:s text:c="2"/>38 <text:s/>17 | <text:s text:c="2"/>b = fp</text:p>
      <text:p text:style-name="P2">xxxxxxxxxxxxxxxxxxxx</text:p>
      <text:p text:style-name="P2">=== Run information ===</text:p>
      <text:p text:style-name="P2"/>
      <text:p text:style-name="P2">Scheme: <text:s text:c="6"/>weka.classifiers.meta.CostSensitiveClassifier -cost-matrix "[0.0 10.0; 1.0 0.0]" -S 1 -W weka.classifiers.meta.Bagging -- -P 100 -S 1 -num-slots 1 -I 10 -W weka.classifiers.trees.J48 -- -C 0.25 -M 2</text:p>
      <text:p text:style-name="P2">Relation: <text:s text:c="4"/>FIT-weka.filters.unsupervised.attribute.Remove-R9</text:p>
      <text:p text:style-name="P2"><text:soft-page-break/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J48 -- -C 0.25 -M 2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J48 -C 0.25 -M 2</text:p>
      <text:p text:style-name="P2"/>
      <text:p text:style-name="P2">Cost Matrix</text:p>
      <text:p text:style-name="P2"><text:s text:c="2"/>0 10</text:p>
      <text:p text:style-name="P2"><text:s text:c="2"/>1 <text:s/>0</text:p>
      <text:p text:style-name="P2"/>
      <text:p text:style-name="P2"/>
      <text:p text:style-name="P2">Time taken to build model: 0.0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6 <text:s text:c="14"/>77.6596 %</text:p>
      <text:p text:style-name="P2">Incorrectly Classified Instances <text:s text:c="7"/>42 <text:s text:c="14"/>22.3404 %</text:p>
      <text:p text:style-name="P2">Kappa statistic <text:s text:c="25"/>0.3321</text:p>
      <text:p text:style-name="P2">Mean absolute error <text:s text:c="21"/>0.2299</text:p>
      <text:p text:style-name="P2">Root mean squared error <text:s text:c="17"/>0.4106</text:p>
      <text:p text:style-name="P2">Relative absolute error <text:s text:c="16"/>55.3976 %</text:p>
      <text:p text:style-name="P2">Root relative squared error <text:s text:c="12"/>90.2301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77 <text:s text:c="3"/>0.709 <text:s text:c="3"/>0.769 <text:s text:c="5"/>0.977 <text:s text:c="3"/>0.861 <text:s text:c="5"/>0.405 <text:s text:c="3"/>0.891 <text:s text:c="4"/>0.934 <text:s text:c="4"/>nfp</text:p>
      <text:p text:style-name="P2"><text:s text:c="17"/>0.291 <text:s text:c="3"/>0.023 <text:s text:c="3"/>0.842 <text:s text:c="5"/>0.291 <text:s text:c="3"/>0.432 <text:s text:c="5"/>0.405 <text:s text:c="3"/>0.891 <text:s text:c="4"/>0.774 <text:s text:c="4"/>fp</text:p>
      <text:p text:style-name="P2">Weighted Avg. <text:s text:c="3"/>0.777 <text:s text:c="3"/>0.508 <text:s text:c="3"/>0.791 <text:s text:c="5"/>0.777 <text:s text:c="3"/>0.736 <text:s text:c="5"/>0.405 <text:s text:c="3"/>0.891 <text:s text:c="4"/>0.88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0 <text:s text:c="2"/>3 | <text:s text:c="2"/>a = nfp</text:p>
      <text:p text:style-name="P2"><text:s text:c="2"/>39 <text:s/>16 | <text:s text:c="2"/>b = fp</text:p>
      <text:p text:style-name="P3">TESTTESTTESTTESTTESTTESTTESTTESTTESTTESTTESTTESTTESTTESTTESTTESTTESTTESTTESTTESTTESTTESTTEST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10.0; 1.0 0.0]" -S 1 -W weka.classifiers.meta.Bagging -- -P 100 -S 1 -num-slot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oft-page-break/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J48 -- -C 0.25 -M 2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J48 -C 0.25 -M 2</text:p>
      <text:p text:style-name="P3"/>
      <text:p text:style-name="P3">Cost Matrix</text:p>
      <text:p text:style-name="P3"><text:s text:c="2"/>0 10</text:p>
      <text:p text:style-name="P3"><text:s text:c="2"/>1 <text:s/>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3 seconds</text:p>
      <text:p text:style-name="P3"/>
      <text:p text:style-name="P3">=== Evaluation on test set ===</text:p>
      <text:p text:style-name="P3"/>
      <text:p text:style-name="P3">Time taken to test model on supplied test set: 0.03 seconds</text:p>
      <text:p text:style-name="P3"/>
      <text:p text:style-name="P3">=== Summary ===</text:p>
      <text:p text:style-name="P3"/>
      <text:p text:style-name="P3">Correctly Classified Instances <text:s text:c="9"/>71 <text:s text:c="14"/>75.5319 %</text:p>
      <text:p text:style-name="P3">Incorrectly Classified Instances <text:s text:c="7"/>23 <text:s text:c="14"/>24.4681 %</text:p>
      <text:p text:style-name="P3">Kappa statistic <text:s text:c="25"/>0.273 </text:p>
      <text:p text:style-name="P3">Mean absolute error <text:s text:c="21"/>0.2286</text:p>
      <text:p text:style-name="P3">Root mean squared error <text:s text:c="17"/>0.3948</text:p>
      <text:p text:style-name="P3">Relative absolute error <text:s text:c="16"/>54.8266 %</text:p>
      <text:p text:style-name="P3">Root relative squared error <text:s text:c="12"/>86.3256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750 <text:s text:c="3"/>0.753 <text:s text:c="5"/>0.970 <text:s text:c="3"/>0.848 <text:s text:c="5"/>0.341 <text:s text:c="3"/>0.897 <text:s text:c="4"/>0.936 <text:s text:c="4"/>nfp</text:p>
      <text:p text:style-name="P3"><text:s text:c="17"/>0.250 <text:s text:c="3"/>0.030 <text:s text:c="3"/>0.778 <text:s text:c="5"/>0.250 <text:s text:c="3"/>0.378 <text:s text:c="5"/>0.341 <text:s text:c="3"/>0.897 <text:s text:c="4"/>0.788 <text:s text:c="4"/>fp</text:p>
      <text:p text:style-name="P3">Weighted Avg. <text:s text:c="3"/>0.755 <text:s text:c="3"/>0.536 <text:s text:c="3"/>0.760 <text:s text:c="5"/>0.755 <text:s text:c="3"/>0.708 <text:s text:c="5"/>0.341 <text:s text:c="3"/>0.897 <text:s text:c="4"/>0.892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21 <text:s/>7 | <text:s/>b = fp</text:p>
      <text:p text:style-name="P3"/>
      <text:p text:style-name="P3"><text:soft-page-break/>x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9.0; 1.0 0.0]" -S 1 -W weka.classifiers.meta.Bagging -- -P 100 -S 1 -num-slot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J48 -- -C 0.25 -M 2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J48 -C 0.25 -M 2</text:p>
      <text:p text:style-name="P3"/>
      <text:p text:style-name="P3">Cost Matrix</text:p>
      <text:p text:style-name="P3"><text:s/>0 9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3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72 <text:s text:c="14"/>76.5957 %</text:p>
      <text:p text:style-name="P3">Incorrectly Classified Instances <text:s text:c="7"/>22 <text:s text:c="14"/>23.4043 %</text:p>
      <text:p text:style-name="P3">Kappa statistic <text:s text:c="25"/>0.3303</text:p>
      <text:p text:style-name="P3">Mean absolute error <text:s text:c="21"/>0.2074</text:p>
      <text:p text:style-name="P3">Root mean squared error <text:s text:c="17"/>0.3661</text:p>
      <text:p text:style-name="P3">Relative absolute error <text:s text:c="16"/>49.7267 %</text:p>
      <text:p text:style-name="P3">Root relative squared error <text:s text:c="12"/>80.0607 %</text:p>
      <text:p text:style-name="P3">Total Number of Instances <text:s text:c="14"/>94 <text:s text:c="4"/></text:p>
      <text:p text:style-name="P3"><text:soft-page-break/></text:p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55 <text:s text:c="3"/>0.679 <text:s text:c="3"/>0.768 <text:s text:c="5"/>0.955 <text:s text:c="3"/>0.851 <text:s text:c="5"/>0.378 <text:s text:c="3"/>0.900 <text:s text:c="4"/>0.936 <text:s text:c="4"/>nfp</text:p>
      <text:p text:style-name="P3"><text:s text:c="17"/>0.321 <text:s text:c="3"/>0.045 <text:s text:c="3"/>0.750 <text:s text:c="5"/>0.321 <text:s text:c="3"/>0.450 <text:s text:c="5"/>0.378 <text:s text:c="3"/>0.900 <text:s text:c="4"/>0.809 <text:s text:c="4"/>fp</text:p>
      <text:p text:style-name="P3">Weighted Avg. <text:s text:c="3"/>0.766 <text:s text:c="3"/>0.490 <text:s text:c="3"/>0.763 <text:s text:c="5"/>0.766 <text:s text:c="3"/>0.732 <text:s text:c="5"/>0.378 <text:s text:c="3"/>0.900 <text:s text:c="4"/>0.898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3 <text:s/>3 | <text:s/>a = nfp</text:p>
      <text:p text:style-name="P3"><text:s/>19 <text:s/>9 | <text:s/>b = fp</text:p>
      <text:p text:style-name="P3">xxxxxxxx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8.0; 1.0 0.0]" -S 1 -W weka.classifiers.meta.Bagging -- -P 100 -S 1 -num-slot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J48 -- -C 0.25 -M 2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J48 -C 0.25 -M 2</text:p>
      <text:p text:style-name="P3"/>
      <text:p text:style-name="P3">Cost Matrix</text:p>
      <text:p text:style-name="P3"><text:s/>0 8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4 seconds</text:p>
      <text:p text:style-name="P3"/>
      <text:p text:style-name="P3">=== Evaluation on test set ===</text:p>
      <text:p text:style-name="P3"><text:soft-page-break/></text:p>
      <text:p text:style-name="P3">Time taken to test model on supplied test set: 0 seconds</text:p>
      <text:p text:style-name="P3"/>
      <text:p text:style-name="P3">=== Summary ===</text:p>
      <text:p text:style-name="P3"/>
      <text:p text:style-name="P3">Correctly Classified Instances <text:s text:c="9"/>72 <text:s text:c="14"/>76.5957 %</text:p>
      <text:p text:style-name="P3">Incorrectly Classified Instances <text:s text:c="7"/>22 <text:s text:c="14"/>23.4043 %</text:p>
      <text:p text:style-name="P3">Kappa statistic <text:s text:c="25"/>0.3134</text:p>
      <text:p text:style-name="P3">Mean absolute error <text:s text:c="21"/>0.2155</text:p>
      <text:p text:style-name="P3">Root mean squared error <text:s text:c="17"/>0.3822</text:p>
      <text:p text:style-name="P3">Relative absolute error <text:s text:c="16"/>51.674 <text:s/>%</text:p>
      <text:p text:style-name="P3">Root relative squared error <text:s text:c="12"/>83.5639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714 <text:s text:c="3"/>0.762 <text:s text:c="5"/>0.970 <text:s text:c="3"/>0.853 <text:s text:c="5"/>0.379 <text:s text:c="3"/>0.888 <text:s text:c="4"/>0.927 <text:s text:c="4"/>nfp</text:p>
      <text:p text:style-name="P3"><text:s text:c="17"/>0.286 <text:s text:c="3"/>0.030 <text:s text:c="3"/>0.800 <text:s text:c="5"/>0.286 <text:s text:c="3"/>0.421 <text:s text:c="5"/>0.379 <text:s text:c="3"/>0.888 <text:s text:c="4"/>0.803 <text:s text:c="4"/>fp</text:p>
      <text:p text:style-name="P3">Weighted Avg. <text:s text:c="3"/>0.766 <text:s text:c="3"/>0.511 <text:s text:c="3"/>0.773 <text:s text:c="5"/>0.766 <text:s text:c="3"/>0.725 <text:s text:c="5"/>0.379 <text:s text:c="3"/>0.888 <text:s text:c="4"/>0.890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20 <text:s/>8 | <text:s/>b = fp</text:p>
      <text:p text:style-name="P3"/>
      <text:p text:style-name="P3">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7.0; 1.0 0.0]" -S 1 -W weka.classifiers.meta.Bagging -- -P 100 -S 1 -num-slot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J48 -- -C 0.25 -M 2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J48 -C 0.25 -M 2</text:p>
      <text:p text:style-name="P3"/>
      <text:p text:style-name="P3">Cost Matrix</text:p>
      <text:p text:style-name="P3"><text:s/>0 7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<text:soft-page-break/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3 seconds</text:p>
      <text:p text:style-name="P3"/>
      <text:p text:style-name="P3">=== Evaluation on test set ===</text:p>
      <text:p text:style-name="P3"/>
      <text:p text:style-name="P3">Time taken to test model on supplied test set: 0.02 seconds</text:p>
      <text:p text:style-name="P3"/>
      <text:p text:style-name="P3">=== Summary ===</text:p>
      <text:p text:style-name="P3"/>
      <text:p text:style-name="P3">Correctly Classified Instances <text:s text:c="9"/>76 <text:s text:c="14"/>80.8511 %</text:p>
      <text:p text:style-name="P3">Incorrectly Classified Instances <text:s text:c="7"/>18 <text:s text:c="14"/>19.1489 %</text:p>
      <text:p text:style-name="P3">Kappa statistic <text:s text:c="25"/>0.4897</text:p>
      <text:p text:style-name="P3">Mean absolute error <text:s text:c="21"/>0.2051</text:p>
      <text:p text:style-name="P3">Root mean squared error <text:s text:c="17"/>0.3597</text:p>
      <text:p text:style-name="P3">Relative absolute error <text:s text:c="16"/>49.191 <text:s/>%</text:p>
      <text:p text:style-name="P3">Root relative squared error <text:s text:c="12"/>78.6524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39 <text:s text:c="3"/>0.500 <text:s text:c="3"/>0.816 <text:s text:c="5"/>0.939 <text:s text:c="3"/>0.873 <text:s text:c="5"/>0.511 <text:s text:c="3"/>0.898 <text:s text:c="4"/>0.933 <text:s text:c="4"/>nfp</text:p>
      <text:p text:style-name="P3"><text:s text:c="17"/>0.500 <text:s text:c="3"/>0.061 <text:s text:c="3"/>0.778 <text:s text:c="5"/>0.500 <text:s text:c="3"/>0.609 <text:s text:c="5"/>0.511 <text:s text:c="3"/>0.898 <text:s text:c="4"/>0.831 <text:s text:c="4"/>fp</text:p>
      <text:p text:style-name="P3">Weighted Avg. <text:s text:c="3"/>0.809 <text:s text:c="3"/>0.369 <text:s text:c="3"/>0.804 <text:s text:c="5"/>0.809 <text:s text:c="3"/>0.794 <text:s text:c="5"/>0.511 <text:s text:c="3"/>0.898 <text:s text:c="4"/>0.903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2 <text:s/>4 | <text:s/>a = nfp</text:p>
      <text:p text:style-name="P3"><text:s/>14 14 | <text:s/>b = fp</text:p>
      <text:p text:style-name="P3">xxxxxxxxxxxxxxxxxxxxxxxxxxxx</text:p>
      <text:p text:style-name="P3"/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6.0; 1.0 0.0]" -S 1 -W weka.classifiers.meta.Bagging -- -P 100 -S 1 -num-slot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J48 -- -C 0.25 -M 2</text:p>
      <text:p text:style-name="P3"><text:soft-page-break/></text:p>
      <text:p text:style-name="P3">Classifier Model</text:p>
      <text:p text:style-name="P3">Bagging with 10 iterations and base learner</text:p>
      <text:p text:style-name="P3"/>
      <text:p text:style-name="P3">weka.classifiers.trees.J48 -C 0.25 -M 2</text:p>
      <text:p text:style-name="P3"/>
      <text:p text:style-name="P3">Cost Matrix</text:p>
      <text:p text:style-name="P3"><text:s/>0 6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2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76 <text:s text:c="14"/>80.8511 %</text:p>
      <text:p text:style-name="P3">Incorrectly Classified Instances <text:s text:c="7"/>18 <text:s text:c="14"/>19.1489 %</text:p>
      <text:p text:style-name="P3">Kappa statistic <text:s text:c="25"/>0.4652</text:p>
      <text:p text:style-name="P3">Mean absolute error <text:s text:c="21"/>0.2 <text:s text:c="2"/></text:p>
      <text:p text:style-name="P3">Root mean squared error <text:s text:c="17"/>0.3615</text:p>
      <text:p text:style-name="P3">Relative absolute error <text:s text:c="16"/>47.9493 %</text:p>
      <text:p text:style-name="P3">Root relative squared error <text:s text:c="12"/>79.0435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571 <text:s text:c="3"/>0.800 <text:s text:c="5"/>0.970 <text:s text:c="3"/>0.877 <text:s text:c="5"/>0.512 <text:s text:c="3"/>0.886 <text:s text:c="4"/>0.927 <text:s text:c="4"/>nfp</text:p>
      <text:p text:style-name="P3"><text:s text:c="17"/>0.429 <text:s text:c="3"/>0.030 <text:s text:c="3"/>0.857 <text:s text:c="5"/>0.429 <text:s text:c="3"/>0.571 <text:s text:c="5"/>0.512 <text:s text:c="3"/>0.886 <text:s text:c="4"/>0.819 <text:s text:c="4"/>fp</text:p>
      <text:p text:style-name="P3">Weighted Avg. <text:s text:c="3"/>0.809 <text:s text:c="3"/>0.410 <text:s text:c="3"/>0.817 <text:s text:c="5"/>0.809 <text:s text:c="3"/>0.786 <text:s text:c="5"/>0.512 <text:s text:c="3"/>0.886 <text:s text:c="4"/>0.895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16 12 | <text:s/>b = fp</text:p>
      <text:p text:style-name="P3">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5.0; 1.0 0.0]" -S 1 -W 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oft-page-break/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J48 -C 0.25 -M 2</text:p>
      <text:p text:style-name="P4"/>
      <text:p text:style-name="P4">Cost Matrix</text:p>
      <text:p text:style-name="P4"><text:s/>0 5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3 seconds</text:p>
      <text:p text:style-name="P4"/>
      <text:p text:style-name="P4">=== Evaluation on test set ===</text:p>
      <text:p text:style-name="P4"/>
      <text:p text:style-name="P4">Time taken to test model on supplied test set: 0.02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5247</text:p>
      <text:p text:style-name="P4">Mean absolute error <text:s text:c="21"/>0.2024</text:p>
      <text:p text:style-name="P4">Root mean squared error <text:s text:c="17"/>0.3546</text:p>
      <text:p text:style-name="P4">Relative absolute error <text:s text:c="16"/>48.5264 %</text:p>
      <text:p text:style-name="P4">Root relative squared error <text:s text:c="12"/>77.5274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85 <text:s text:c="3"/>0.536 <text:s text:c="3"/>0.813 <text:s text:c="5"/>0.985 <text:s text:c="3"/>0.890 <text:s text:c="5"/>0.577 <text:s text:c="3"/>0.901 <text:s text:c="4"/>0.943 <text:s text:c="4"/>nfp</text:p>
      <text:p text:style-name="P4"><text:s text:c="17"/>0.464 <text:s text:c="3"/>0.015 <text:s text:c="3"/>0.929 <text:s text:c="5"/>0.464 <text:s text:c="3"/>0.619 <text:s text:c="5"/>0.577 <text:s text:c="3"/>0.901 <text:s text:c="4"/>0.826 <text:s text:c="4"/>fp</text:p>
      <text:p text:style-name="P4">Weighted Avg. <text:s text:c="3"/>0.830 <text:s text:c="3"/>0.381 <text:s text:c="3"/>0.847 <text:s text:c="5"/>0.830 <text:s text:c="3"/>0.810 <text:s text:c="5"/>0.577 <text:s text:c="3"/>0.901 <text:s text:c="4"/>0.908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5 <text:s/>1 | <text:s/>a = nfp</text:p>
      <text:p text:style-name="P4"><text:s/>15 13 | <text:s/>b = fp</text:p>
      <text:p text:style-name="P4">xxxxxxxxxxxxxxxxx</text:p>
      <text:p text:style-name="P4">=== Run information ===</text:p>
      <text:p text:style-name="P4"><text:soft-page-break/></text:p>
      <text:p text:style-name="P4">Scheme: <text:s text:c="6"/>weka.classifiers.misc.InputMappedClassifier -I -trim -W weka.classifiers.meta.CostSensitiveClassifier -- -cost-matrix "[0.0 4.0; 1.0 0.0]" -S 1 -W 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J48 -C 0.25 -M 2</text:p>
      <text:p text:style-name="P4"/>
      <text:p text:style-name="P4">Cost Matrix</text:p>
      <text:p text:style-name="P4"><text:s/>0 4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3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77 <text:s text:c="14"/>81.9149 %</text:p>
      <text:p text:style-name="P4">Incorrectly Classified Instances <text:s text:c="7"/>17 <text:s text:c="14"/>18.0851 %</text:p>
      <text:p text:style-name="P4">Kappa statistic <text:s text:c="25"/>0.5125</text:p>
      <text:p text:style-name="P4">Mean absolute error <text:s text:c="21"/>0.2053</text:p>
      <text:p text:style-name="P4">Root mean squared error <text:s text:c="17"/>0.3554</text:p>
      <text:p text:style-name="P4">Relative absolute error <text:s text:c="16"/>49.2259 %</text:p>
      <text:p text:style-name="P4">Root relative squared error <text:s text:c="12"/>77.7129 %</text:p>
      <text:p text:style-name="P4">Total Number of Instances <text:s text:c="14"/>94 <text:s text:c="4"/></text:p>
      <text:p text:style-name="P4"/>
      <text:p text:style-name="P4">=== Detailed Accuracy By Class ===</text:p>
      <text:p text:style-name="P4"><text:soft-page-break/></text:p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55 <text:s text:c="3"/>0.500 <text:s text:c="3"/>0.818 <text:s text:c="5"/>0.955 <text:s text:c="3"/>0.881 <text:s text:c="5"/>0.540 <text:s text:c="3"/>0.894 <text:s text:c="4"/>0.941 <text:s text:c="4"/>nfp</text:p>
      <text:p text:style-name="P4"><text:s text:c="17"/>0.500 <text:s text:c="3"/>0.045 <text:s text:c="3"/>0.824 <text:s text:c="5"/>0.500 <text:s text:c="3"/>0.622 <text:s text:c="5"/>0.540 <text:s text:c="3"/>0.894 <text:s text:c="4"/>0.802 <text:s text:c="4"/>fp</text:p>
      <text:p text:style-name="P4">Weighted Avg. <text:s text:c="3"/>0.819 <text:s text:c="3"/>0.365 <text:s text:c="3"/>0.820 <text:s text:c="5"/>0.819 <text:s text:c="3"/>0.804 <text:s text:c="5"/>0.540 <text:s text:c="3"/>0.894 <text:s text:c="4"/>0.899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3 <text:s/>3 | <text:s/>a = nfp</text:p>
      <text:p text:style-name="P4"><text:s/>14 14 | <text:s/>b = fp</text:p>
      <text:p text:style-name="P4">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3.0; 1.0 0.0]" -S 1 -W 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J48 -C 0.25 -M 2</text:p>
      <text:p text:style-name="P4"/>
      <text:p text:style-name="P4">Cost Matrix</text:p>
      <text:p text:style-name="P4"><text:s/>0 3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7 seconds</text:p>
      <text:p text:style-name="P4"/>
      <text:p text:style-name="P4">=== Evaluation on test set ===</text:p>
      <text:p text:style-name="P4"/>
      <text:p text:style-name="P4">Time taken to test model on supplied test set: 0.01 seconds</text:p>
      <text:p text:style-name="P4"><text:soft-page-break/></text:p>
      <text:p text:style-name="P4">=== Summary ===</text:p>
      <text:p text:style-name="P4"/>
      <text:p text:style-name="P4">Correctly Classified Instances <text:s text:c="9"/>76 <text:s text:c="14"/>80.8511 %</text:p>
      <text:p text:style-name="P4">Incorrectly Classified Instances <text:s text:c="7"/>18 <text:s text:c="14"/>19.1489 %</text:p>
      <text:p text:style-name="P4">Kappa statistic <text:s text:c="25"/>0.5012</text:p>
      <text:p text:style-name="P4">Mean absolute error <text:s text:c="21"/>0.1987</text:p>
      <text:p text:style-name="P4">Root mean squared error <text:s text:c="17"/>0.3446</text:p>
      <text:p text:style-name="P4">Relative absolute error <text:s text:c="16"/>47.6419 %</text:p>
      <text:p text:style-name="P4">Root relative squared error <text:s text:c="12"/>75.3541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24 <text:s text:c="3"/>0.464 <text:s text:c="3"/>0.824 <text:s text:c="5"/>0.924 <text:s text:c="3"/>0.871 <text:s text:c="5"/>0.514 <text:s text:c="3"/>0.898 <text:s text:c="4"/>0.941 <text:s text:c="4"/>nfp</text:p>
      <text:p text:style-name="P4"><text:s text:c="17"/>0.536 <text:s text:c="3"/>0.076 <text:s text:c="3"/>0.750 <text:s text:c="5"/>0.536 <text:s text:c="3"/>0.625 <text:s text:c="5"/>0.514 <text:s text:c="3"/>0.898 <text:s text:c="4"/>0.793 <text:s text:c="4"/>fp</text:p>
      <text:p text:style-name="P4">Weighted Avg. <text:s text:c="3"/>0.809 <text:s text:c="3"/>0.349 <text:s text:c="3"/>0.802 <text:s text:c="5"/>0.809 <text:s text:c="3"/>0.798 <text:s text:c="5"/>0.514 <text:s text:c="3"/>0.898 <text:s text:c="4"/>0.897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1 <text:s/>5 | <text:s/>a = nfp</text:p>
      <text:p text:style-name="P4"><text:s/>13 15 | <text:s/>b = fp</text:p>
      <text:p text:style-name="P4">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2.0; 1.0 0.0]" -S 1 -W 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J48 -C 0.25 -M 2</text:p>
      <text:p text:style-name="P4"/>
      <text:p text:style-name="P4">Cost Matrix</text:p>
      <text:p text:style-name="P4"><text:s/>0 2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<text:soft-page-break/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6 seconds</text:p>
      <text:p text:style-name="P4"/>
      <text:p text:style-name="P4">=== Evaluation on test set ===</text:p>
      <text:p text:style-name="P4"/>
      <text:p text:style-name="P4">Time taken to test model on supplied test set: 0.01 seconds</text:p>
      <text:p text:style-name="P4"/>
      <text:p text:style-name="P4">=== Summary ===</text:p>
      <text:p text:style-name="P4"/>
      <text:p text:style-name="P4">Correctly Classified Instances <text:s text:c="9"/>80 <text:s text:c="14"/>85.1064 %</text:p>
      <text:p text:style-name="P4">Incorrectly Classified Instances <text:s text:c="7"/>14 <text:s text:c="14"/>14.8936 %</text:p>
      <text:p text:style-name="P4">Kappa statistic <text:s text:c="25"/>0.6287</text:p>
      <text:p text:style-name="P4">Mean absolute error <text:s text:c="21"/>0.184 </text:p>
      <text:p text:style-name="P4">Root mean squared error <text:s text:c="17"/>0.3273</text:p>
      <text:p text:style-name="P4">Relative absolute error <text:s text:c="16"/>44.1325 %</text:p>
      <text:p text:style-name="P4">Root relative squared error <text:s text:c="12"/>71.5775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24 <text:s text:c="3"/>0.321 <text:s text:c="3"/>0.871 <text:s text:c="5"/>0.924 <text:s text:c="3"/>0.897 <text:s text:c="5"/>0.632 <text:s text:c="3"/>0.917 <text:s text:c="4"/>0.959 <text:s text:c="4"/>nfp</text:p>
      <text:p text:style-name="P4"><text:s text:c="17"/>0.679 <text:s text:c="3"/>0.076 <text:s text:c="3"/>0.792 <text:s text:c="5"/>0.679 <text:s text:c="3"/>0.731 <text:s text:c="5"/>0.632 <text:s text:c="3"/>0.917 <text:s text:c="4"/>0.810 <text:s text:c="4"/>fp</text:p>
      <text:p text:style-name="P4">Weighted Avg. <text:s text:c="3"/>0.851 <text:s text:c="3"/>0.248 <text:s text:c="3"/>0.848 <text:s text:c="5"/>0.851 <text:s text:c="3"/>0.848 <text:s text:c="5"/>0.632 <text:s text:c="3"/>0.917 <text:s text:c="4"/>0.915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1 <text:s/>5 | <text:s/>a = nfp</text:p>
      <text:p text:style-name="P4"><text:s text:c="2"/>9 19 | <text:s/>b = fp</text:p>
      <text:p text:style-name="P4">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1.0; 1.0 0.0]" -S 1 -W 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<text:soft-page-break/>weka.classifiers.trees.J48 -C 0.25 -M 2</text:p>
      <text:p text:style-name="P4"/>
      <text:p text:style-name="P4">Cost Matrix</text:p>
      <text:p text:style-name="P4"><text:s/>0 1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4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6091</text:p>
      <text:p text:style-name="P4">Mean absolute error <text:s text:c="21"/>0.2059</text:p>
      <text:p text:style-name="P4">Root mean squared error <text:s text:c="17"/>0.3483</text:p>
      <text:p text:style-name="P4">Relative absolute error <text:s text:c="16"/>49.383 <text:s/>%</text:p>
      <text:p text:style-name="P4">Root relative squared error <text:s text:c="12"/>76.1583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848 <text:s text:c="3"/>0.214 <text:s text:c="3"/>0.903 <text:s text:c="5"/>0.848 <text:s text:c="3"/>0.875 <text:s text:c="5"/>0.612 <text:s text:c="3"/>0.898 <text:s text:c="4"/>0.947 <text:s text:c="4"/>nfp</text:p>
      <text:p text:style-name="P4"><text:s text:c="17"/>0.786 <text:s text:c="3"/>0.152 <text:s text:c="3"/>0.688 <text:s text:c="5"/>0.786 <text:s text:c="3"/>0.733 <text:s text:c="5"/>0.612 <text:s text:c="3"/>0.899 <text:s text:c="4"/>0.809 <text:s text:c="4"/>fp</text:p>
      <text:p text:style-name="P4">Weighted Avg. <text:s text:c="3"/>0.830 <text:s text:c="3"/>0.196 <text:s text:c="3"/>0.839 <text:s text:c="5"/>0.830 <text:s text:c="3"/>0.833 <text:s text:c="5"/>0.612 <text:s text:c="3"/>0.898 <text:s text:c="4"/>0.906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56 10 | <text:s/>a = nfp</text:p>
      <text:p text:style-name="P4"><text:s text:c="2"/>6 22 | <text:s/>b = fp</text:p>
      <text:p text:style-name="P4"/>
      <text:p text:style-name="P4">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0.5; 1.0 0.0]" -S 1 -W 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oft-page-break/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J48 -C 0.25 -M 2</text:p>
      <text:p text:style-name="P4"/>
      <text:p text:style-name="P4">Cost Matrix</text:p>
      <text:p text:style-name="P4"><text:s/>0 <text:s text:c="3"/>0.5 </text:p>
      <text:p text:style-name="P4"><text:s/>1 <text:s text:c="3"/>0 <text:s text:c="2"/>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3 seconds</text:p>
      <text:p text:style-name="P4"/>
      <text:p text:style-name="P4">=== Evaluation on test set ===</text:p>
      <text:p text:style-name="P4"/>
      <text:p text:style-name="P4">Time taken to test model on supplied test set: 0.01 seconds</text:p>
      <text:p text:style-name="P4"/>
      <text:p text:style-name="P4">=== Summary ===</text:p>
      <text:p text:style-name="P4"/>
      <text:p text:style-name="P4">Correctly Classified Instances <text:s text:c="9"/>80 <text:s text:c="14"/>85.1064 %</text:p>
      <text:p text:style-name="P4">Incorrectly Classified Instances <text:s text:c="7"/>14 <text:s text:c="14"/>14.8936 %</text:p>
      <text:p text:style-name="P4">Kappa statistic <text:s text:c="25"/>0.658 </text:p>
      <text:p text:style-name="P4">Mean absolute error <text:s text:c="21"/>0.2024</text:p>
      <text:p text:style-name="P4">Root mean squared error <text:s text:c="17"/>0.3418</text:p>
      <text:p text:style-name="P4">Relative absolute error <text:s text:c="16"/>48.5241 %</text:p>
      <text:p text:style-name="P4">Root relative squared error <text:s text:c="12"/>74.7359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864 <text:s text:c="3"/>0.179 <text:s text:c="3"/>0.919 <text:s text:c="5"/>0.864 <text:s text:c="3"/>0.891 <text:s text:c="5"/>0.661 <text:s text:c="3"/>0.902 <text:s text:c="4"/>0.951 <text:s text:c="4"/>nfp</text:p>
      <text:p text:style-name="P4"><text:s text:c="17"/>0.821 <text:s text:c="3"/>0.136 <text:s text:c="3"/>0.719 <text:s text:c="5"/>0.821 <text:s text:c="3"/>0.767 <text:s text:c="5"/>0.661 <text:s text:c="3"/>0.902 <text:s text:c="4"/>0.784 <text:s text:c="4"/>fp</text:p>
      <text:p text:style-name="P4">Weighted Avg. <text:s text:c="3"/>0.851 <text:s text:c="3"/>0.166 <text:s text:c="3"/>0.860 <text:s text:c="5"/>0.851 <text:s text:c="3"/>0.854 <text:s text:c="5"/>0.661 <text:s text:c="3"/>0.902 <text:s text:c="4"/>0.901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57 <text:s/>9 | <text:s/>a = nfp</text:p>
      <text:p text:style-name="P4"><text:s text:c="2"/>5 23 | <text:s/>b = fp</text:p>
      <text:p text:style-name="P4">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0.25; 1.0 0.0]" -S 1 -W <text:soft-page-break/>weka.classifiers.meta.Bagging -- -P 100 -S 1 -num-slot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J48 -- -C 0.25 -M 2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J48 -C 0.25 -M 2</text:p>
      <text:p text:style-name="P4"/>
      <text:p text:style-name="P4">Cost Matrix</text:p>
      <text:p text:style-name="P4"><text:s/>0 <text:s text:c="3"/>0.25</text:p>
      <text:p text:style-name="P4"><text:s/>1 <text:s text:c="3"/>0 <text:s text:c="2"/>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6 seconds</text:p>
      <text:p text:style-name="P4"/>
      <text:p text:style-name="P4">=== Evaluation on test set ===</text:p>
      <text:p text:style-name="P4"/>
      <text:p text:style-name="P4">Time taken to test model on supplied test set: 0.01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624 </text:p>
      <text:p text:style-name="P4">Mean absolute error <text:s text:c="21"/>0.1959</text:p>
      <text:p text:style-name="P4">Root mean squared error <text:s text:c="17"/>0.3539</text:p>
      <text:p text:style-name="P4">Relative absolute error <text:s text:c="16"/>46.9651 %</text:p>
      <text:p text:style-name="P4">Root relative squared error <text:s text:c="12"/>77.3932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818 <text:s text:c="3"/>0.143 <text:s text:c="3"/>0.931 <text:s text:c="5"/>0.818 <text:s text:c="3"/>0.871 <text:s text:c="5"/>0.635 <text:s text:c="3"/>0.919 <text:s text:c="4"/>0.957 <text:s text:c="4"/>nfp</text:p>
      <text:p text:style-name="P4"><text:soft-page-break/><text:s text:c="17"/>0.857 <text:s text:c="3"/>0.182 <text:s text:c="3"/>0.667 <text:s text:c="5"/>0.857 <text:s text:c="3"/>0.750 <text:s text:c="5"/>0.635 <text:s text:c="3"/>0.919 <text:s text:c="4"/>0.850 <text:s text:c="4"/>fp</text:p>
      <text:p text:style-name="P4">Weighted Avg. <text:s text:c="3"/>0.830 <text:s text:c="3"/>0.154 <text:s text:c="3"/>0.852 <text:s text:c="5"/>0.830 <text:s text:c="3"/>0.835 <text:s text:c="5"/>0.635 <text:s text:c="3"/>0.919 <text:s text:c="4"/>0.925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54 12 | <text:s/>a = nfp</text:p>
      <text:p text:style-name="P4"><text:s text:c="2"/>4 24 | <text:s/>b = fp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47:16.321853537</meta:creation-date>
    <dc:date>2017-03-16T05:47:28.901267062</dc:date>
    <meta:editing-duration>PT18M</meta:editing-duration>
    <meta:editing-cycles>4</meta:editing-cycles>
    <meta:generator>LibreOffice/5.3.0.3$Linux_X86_64 LibreOffice_project/30m0$Build-3</meta:generator>
    <meta:document-statistic meta:table-count="0" meta:image-count="0" meta:object-count="0" meta:page-count="26" meta:paragraph-count="1247" meta:word-count="6455" meta:character-count="54320" meta:non-whitespace-character-count="37069"/>
  </office:meta>
</office:document-meta>
</file>